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alpha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0.9596" calcext:value-type="float">
            <text:p>0.959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9899" calcext:value-type="float">
            <text:p>0.98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1" calcext:value-type="float">
            <text:p>1.00E-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0.5285" calcext:value-type="float">
            <text:p>0.528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0.7327" calcext:value-type="float">
            <text:p>0.732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8188" calcext:value-type="float">
            <text:p>0.818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1" calcext:value-type="float">
            <text:p>1.00E-006</text:p>
          </table:table-cell>
          <table:table-cell office:value-type="float" office:value="0.8388" calcext:value-type="float">
            <text:p>0.83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0.2424" calcext:value-type="float">
            <text:p>0.24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1" calcext:value-type="float">
            <text:p>1.00E-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0.374" calcext:value-type="float">
            <text:p>0.3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0.2703" calcext:value-type="float">
            <text:p>0.2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1" calcext:value-type="float">
            <text:p>1.00E-006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0:18:59.2133222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00:59:43.058730564</meta:creation-date>
    <dc:date>2017-05-18T10:42:13.311210362</dc:date>
    <meta:editing-duration>PT23M48S</meta:editing-duration>
    <meta:editing-cycles>4</meta:editing-cycles>
    <meta:generator>LibreOffice/4.2.8.2$Linux_X86_64 LibreOffice_project/420m0$Build-2</meta:generator>
    <meta:document-statistic meta:table-count="1" meta:cell-count="68" meta:object-count="0"/>
  </office:meta>
</office:document-meta>
</file>